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882in"/>
    </style:style>
    <style:style style:name="co2" style:family="table-column">
      <style:table-column-properties fo:break-before="auto" style:column-width="2.2299in"/>
    </style:style>
    <style:style style:name="co3" style:family="table-column">
      <style:table-column-properties fo:break-before="auto" style:column-width="3.7953in"/>
    </style:style>
    <style:style style:name="co4" style:family="table-column">
      <style:table-column-properties fo:break-before="auto" style:column-width="0.7646in"/>
    </style:style>
    <style:style style:name="co5" style:family="table-column">
      <style:table-column-properties fo:break-before="auto" style:column-width="0.8819in"/>
    </style:style>
    <style:style style:name="co6" style:family="table-column">
      <style:table-column-properties fo:break-before="auto" style:column-width="2.4902in"/>
    </style:style>
    <style:style style:name="co7" style:family="table-column">
      <style:table-column-properties fo:break-before="auto" style:column-width="1.8575in"/>
    </style:style>
    <style:style style:name="co8" style:family="table-column">
      <style:table-column-properties fo:break-before="auto" style:column-width="0.7965in"/>
    </style:style>
    <style:style style:name="co9" style:family="table-column">
      <style:table-column-properties fo:break-before="auto" style:column-width="1.0327in"/>
    </style:style>
    <style:style style:name="co10" style:family="table-column">
      <style:table-column-properties fo:break-before="auto" style:column-width="1.222in"/>
    </style:style>
    <style:style style:name="co11" style:family="table-column">
      <style:table-column-properties fo:break-before="auto" style:column-width="2.6618in"/>
    </style:style>
    <style:style style:name="co12" style:family="table-column">
      <style:table-column-properties fo:break-before="auto" style:column-width="1.7689in"/>
    </style:style>
    <style:style style:name="co13" style:family="table-column">
      <style:table-column-properties fo:break-before="auto" style:column-width="1.1575in"/>
    </style:style>
    <style:style style:name="co14"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report_1" table:style-name="ta1">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011" table:default-cell-style-name="Default"/>
        <table:table-row table:style-name="ro1">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Url</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Address 1</text:p>
          </table:table-cell>
          <table:table-cell table:style-name="ce1" office:value-type="string" calcext:value-type="string">
            <text:p>Address 2</text:p>
          </table:table-cell>
          <table:table-cell table:style-name="ce1" office:value-type="string" calcext:value-type="string">
            <text:p>City</text:p>
          </table:table-cell>
          <table:table-cell table:style-name="ce1" office:value-type="string" calcext:value-type="string">
            <text:p>State</text:p>
          </table:table-cell>
          <table:table-cell table:style-name="ce1" office:value-type="string" calcext:value-type="string">
            <text:p>Postal Code</text:p>
          </table:table-cell>
          <table:table-cell table:style-name="ce1" office:value-type="string" calcext:value-type="string">
            <text:p>Cluster id</text:p>
          </table:table-cell>
          <table:table-cell table:style-name="ce1" office:value-type="string" calcext:value-type="string">
            <text:p>Confidence</text:p>
          </table:table-cell>
          <table:table-cell table:style-name="ce1" office:value-type="string" calcext:value-type="string">
            <text:p>Contributor</text:p>
          </table:table-cell>
          <table:table-cell table:style-name="ce1" table:number-columns-repeated="1011"/>
        </table:table-row>
        <table:table-row table:style-name="ro2">
          <table:table-cell office:value-type="string" calcext:value-type="string">
            <text:p>Sea Mar Community Health Centers</text:p>
          </table:table-cell>
          <table:table-cell office:value-type="string" calcext:value-type="string">
            <text:p>Provides comprehensive medical, dental, family health planning and social services. Multilingual family health workers provide health advocacy and community resource education for limited English-speaking seniors. Provides chemical dependency treatment services. Outpatient behavioral health clinics provide individual and family counseling, youth anger management, as well as bilingual domestic violence survivor and chemical dependency support groups. Operates a combined Head Start/ECEAP preschool classroom. Provides WIC services.</text:p>
          </table:table-cell>
          <table:table-cell office:value-type="string" calcext:value-type="string">
            <text:p>https://www.seamar.org/</text:p>
          </table:table-cell>
          <table:table-cell table:number-columns-repeated="2"/>
          <table:table-cell office:value-type="string" calcext:value-type="string">
            <text:p>3350 airport drive</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0a1c450d-02d1-4550-abd8-a961fa948536</text:p>
          </table:table-cell>
          <table:table-cell office:value-type="float" office:value="0.652961787397145" calcext:value-type="float">
            <text:p>0.652961787397145</text:p>
          </table:table-cell>
          <table:table-cell office:value-type="string" calcext:value-type="string">
            <text:p>Washington 211</text:p>
          </table:table-cell>
          <table:table-cell table:number-columns-repeated="1011"/>
        </table:table-row>
        <table:table-row table:style-name="ro2">
          <table:table-cell office:value-type="string" calcext:value-type="string">
            <text:p>Sea Mar Community Health Center (Bellingham Behavioral)</text:p>
          </table:table-cell>
          <table:table-cell office:value-type="string" calcext:value-type="string">
            <text:p>Offers comprehensive case management and behavioral health services for adults and children.</text:p>
          </table:table-cell>
          <table:table-cell office:value-type="string" calcext:value-type="string">
            <text:p>https://www.seamar.org/whatcom-bh-bellingham.html</text:p>
          </table:table-cell>
          <table:table-cell office:value-type="float" office:value="48.786324" calcext:value-type="float">
            <text:p>48.786324</text:p>
          </table:table-cell>
          <table:table-cell office:value-type="float" office:value="-122.522766" calcext:value-type="float">
            <text:p>-122.522766</text:p>
          </table:table-cell>
          <table:table-cell office:value-type="string" calcext:value-type="string">
            <text:p>3350 airport drive</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0a1c450d-02d1-4550-abd8-a961fa948536</text:p>
          </table:table-cell>
          <table:table-cell office:value-type="float" office:value="0.652961787397145" calcext:value-type="float">
            <text:p>0.652961787397145</text:p>
          </table:table-cell>
          <table:table-cell office:value-type="string" calcext:value-type="string">
            <text:p>WithinReach</text:p>
          </table:table-cell>
          <table:table-cell table:number-columns-repeated="1011"/>
        </table:table-row>
        <table:table-row table:style-name="ro2">
          <table:table-cell office:value-type="string" calcext:value-type="string">
            <text:p>Sea Mar Community Health Centers</text:p>
          </table:table-cell>
          <table:table-cell office:value-type="string" calcext:value-type="string">
            <text:p>Provides comprehensive medical, dental, family health planning and social services. Multilingual family health workers provide health advocacy and community resource education for limited English-speaking seniors. Provides chemical dependency treatment services. Outpatient behavioral health clinics provide individual and family counseling, youth anger management, as well as bilingual domestic violence survivor and chemical dependency support groups. Operates a combined Head Start/ECEAP preschool classroom. Provides WIC services.</text:p>
          </table:table-cell>
          <table:table-cell office:value-type="string" calcext:value-type="string">
            <text:p>https://www.seamar.org/</text:p>
          </table:table-cell>
          <table:table-cell table:number-columns-repeated="2"/>
          <table:table-cell office:value-type="string" calcext:value-type="string">
            <text:p>6046 portal way</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13961ef2-62ba-4310-9b21-d8809536b459</text:p>
          </table:table-cell>
          <table:table-cell office:value-type="float" office:value="0.695784567687928" calcext:value-type="float">
            <text:p>0.695784567687928</text:p>
          </table:table-cell>
          <table:table-cell office:value-type="string" calcext:value-type="string">
            <text:p>Washington 211</text:p>
          </table:table-cell>
          <table:table-cell table:number-columns-repeated="1011"/>
        </table:table-row>
        <table:table-row table:style-name="ro2">
          <table:table-cell office:value-type="string" calcext:value-type="string">
            <text:p>Sea Mar Community Health Center (Ferndale)</text:p>
          </table:table-cell>
          <table:table-cell table:number-columns-repeated="2"/>
          <table:table-cell office:value-type="float" office:value="48.86074" calcext:value-type="float">
            <text:p>48.86074</text:p>
          </table:table-cell>
          <table:table-cell office:value-type="float" office:value="-122.58372" calcext:value-type="float">
            <text:p>-122.58372</text:p>
          </table:table-cell>
          <table:table-cell office:value-type="string" calcext:value-type="string">
            <text:p>6046 portal way,unit, 201, building 101</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13961ef2-62ba-4310-9b21-d8809536b459</text:p>
          </table:table-cell>
          <table:table-cell office:value-type="float" office:value="0.695784567687928" calcext:value-type="float">
            <text:p>0.695784567687928</text:p>
          </table:table-cell>
          <table:table-cell office:value-type="string" calcext:value-type="string">
            <text:p>WithinReach</text:p>
          </table:table-cell>
          <table:table-cell table:number-columns-repeated="1011"/>
        </table:table-row>
        <table:table-row table:style-name="ro2">
          <table:table-cell office:value-type="string" calcext:value-type="string">
            <text:p>Bellingham Technical College</text:p>
          </table:table-cell>
          <table:table-cell office:value-type="string" calcext:value-type="string">
            <text:p>Bellingham Technical College provides student-centered, high-quality professional technical education for today’s needs and tomorrow’s opportunities.</text:p>
          </table:table-cell>
          <table:table-cell office:value-type="string" calcext:value-type="string">
            <text:p>https://www.btc.edu</text:p>
          </table:table-cell>
          <table:table-cell table:number-columns-repeated="2"/>
          <table:table-cell office:value-type="string" calcext:value-type="string">
            <text:p>3028 lindbergh avenu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14345de7-9084-4a13-b083-87e79fc4a5d3</text:p>
          </table:table-cell>
          <table:table-cell office:value-type="float" office:value="0.756544291973114" calcext:value-type="float">
            <text:p>0.756544291973114</text:p>
          </table:table-cell>
          <table:table-cell office:value-type="string" calcext:value-type="string">
            <text:p>Washington 211</text:p>
          </table:table-cell>
          <table:table-cell table:number-columns-repeated="1011"/>
        </table:table-row>
        <table:table-row table:style-name="ro2">
          <table:table-cell office:value-type="string" calcext:value-type="string">
            <text:p>Bellingham Technical College</text:p>
          </table:table-cell>
          <table:table-cell table:number-columns-repeated="2"/>
          <table:table-cell office:value-type="float" office:value="48.765873" calcext:value-type="float">
            <text:p>48.765873</text:p>
          </table:table-cell>
          <table:table-cell office:value-type="float" office:value="-122.512436" calcext:value-type="float">
            <text:p>-122.512436</text:p>
          </table:table-cell>
          <table:table-cell office:value-type="string" calcext:value-type="string">
            <text:p>3028 lindbergh av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14345de7-9084-4a13-b083-87e79fc4a5d3</text:p>
          </table:table-cell>
          <table:table-cell office:value-type="float" office:value="0.756544291973114" calcext:value-type="float">
            <text:p>0.756544291973114</text:p>
          </table:table-cell>
          <table:table-cell office:value-type="string" calcext:value-type="string">
            <text:p>WithinReach</text:p>
          </table:table-cell>
          <table:table-cell table:number-columns-repeated="1011"/>
        </table:table-row>
        <table:table-row table:style-name="ro2">
          <table:table-cell office:value-type="string" calcext:value-type="string">
            <text:p>Sea Mar Community Health Centers</text:p>
          </table:table-cell>
          <table:table-cell office:value-type="string" calcext:value-type="string">
            <text:p>Provides comprehensive medical, dental, family health planning and social services. Multilingual family health workers provide health advocacy and community resource education for limited English-speaking seniors. Provides chemical dependency treatment services. Outpatient behavioral health clinics provide individual and family counseling, youth anger management, as well as bilingual domestic violence survivor and chemical dependency support groups. Operates a combined Head Start/ECEAP preschool classroom. Provides WIC services.</text:p>
          </table:table-cell>
          <table:table-cell office:value-type="string" calcext:value-type="string">
            <text:p>https://www.seamar.org/</text:p>
          </table:table-cell>
          <table:table-cell table:number-columns-repeated="2"/>
          <table:table-cell office:value-type="string" calcext:value-type="string">
            <text:p>6884 hannegan road</text:p>
          </table:table-cell>
          <table:table-cell/>
          <table:table-cell office:value-type="string" calcext:value-type="string">
            <text:p>everson</text:p>
          </table:table-cell>
          <table:table-cell office:value-type="string" calcext:value-type="string">
            <text:p>wa</text:p>
          </table:table-cell>
          <table:table-cell office:value-type="float" office:value="98247" calcext:value-type="float">
            <text:p>98247</text:p>
          </table:table-cell>
          <table:table-cell office:value-type="string" calcext:value-type="string">
            <text:p>28888dc4-18ed-4fec-b0ee-869fa769b49e</text:p>
          </table:table-cell>
          <table:table-cell office:value-type="float" office:value="0.658953307388263" calcext:value-type="float">
            <text:p>0.658953307388263</text:p>
          </table:table-cell>
          <table:table-cell office:value-type="string" calcext:value-type="string">
            <text:p>Washington 211</text:p>
          </table:table-cell>
          <table:table-cell table:number-columns-repeated="1011"/>
        </table:table-row>
        <table:table-row table:style-name="ro2">
          <table:table-cell office:value-type="string" calcext:value-type="string">
            <text:p>Sea Mar Community Health Center (Everson)</text:p>
          </table:table-cell>
          <table:table-cell/>
          <table:table-cell office:value-type="string" calcext:value-type="string">
            <text:p>https://www.seamar.org/whatcom-medical-everson.html</text:p>
          </table:table-cell>
          <table:table-cell office:value-type="float" office:value="48.89156" calcext:value-type="float">
            <text:p>48.89156</text:p>
          </table:table-cell>
          <table:table-cell office:value-type="float" office:value="-122.442184" calcext:value-type="float">
            <text:p>-122.442184</text:p>
          </table:table-cell>
          <table:table-cell office:value-type="string" calcext:value-type="string">
            <text:p>6884 hannegan road</text:p>
          </table:table-cell>
          <table:table-cell/>
          <table:table-cell office:value-type="string" calcext:value-type="string">
            <text:p>everson</text:p>
          </table:table-cell>
          <table:table-cell office:value-type="string" calcext:value-type="string">
            <text:p>wa</text:p>
          </table:table-cell>
          <table:table-cell office:value-type="float" office:value="98247" calcext:value-type="float">
            <text:p>98247</text:p>
          </table:table-cell>
          <table:table-cell office:value-type="string" calcext:value-type="string">
            <text:p>28888dc4-18ed-4fec-b0ee-869fa769b49e</text:p>
          </table:table-cell>
          <table:table-cell office:value-type="float" office:value="0.658953307388263" calcext:value-type="float">
            <text:p>0.658953307388263</text:p>
          </table:table-cell>
          <table:table-cell office:value-type="string" calcext:value-type="string">
            <text:p>WithinReach</text:p>
          </table:table-cell>
          <table:table-cell table:number-columns-repeated="1011"/>
        </table:table-row>
        <table:table-row table:style-name="ro2">
          <table:table-cell office:value-type="string" calcext:value-type="string">
            <text:p>Laurel Church</text:p>
          </table:table-cell>
          <table:table-cell office:value-type="string" calcext:value-type="string">
            <text:p>Provides basic needs to those in the community.</text:p>
          </table:table-cell>
          <table:table-cell office:value-type="string" calcext:value-type="string">
            <text:p>http://www.laurelchurch.us</text:p>
          </table:table-cell>
          <table:table-cell table:number-columns-repeated="2"/>
          <table:table-cell office:value-type="string" calcext:value-type="string">
            <text:p>162 w laurel rd</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2ef33b10-3f30-4dd8-ac84-7f69fdbc28d2</text:p>
          </table:table-cell>
          <table:table-cell office:value-type="float" office:value="0.542666256427765" calcext:value-type="float">
            <text:p>0.542666256427765</text:p>
          </table:table-cell>
          <table:table-cell office:value-type="string" calcext:value-type="string">
            <text:p>Washington 211</text:p>
          </table:table-cell>
          <table:table-cell table:number-columns-repeated="1011"/>
        </table:table-row>
        <table:table-row table:style-name="ro2">
          <table:table-cell office:value-type="string" calcext:value-type="string">
            <text:p>Laurel Community Baptist Church</text:p>
          </table:table-cell>
          <table:table-cell table:number-columns-repeated="2"/>
          <table:table-cell office:value-type="float" office:value="48.855644" calcext:value-type="float">
            <text:p>48.855644</text:p>
          </table:table-cell>
          <table:table-cell office:value-type="float" office:value="-122.489365" calcext:value-type="float">
            <text:p>-122.489365</text:p>
          </table:table-cell>
          <table:table-cell office:value-type="string" calcext:value-type="string">
            <text:p>162 w laurel rd</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2ef33b10-3f30-4dd8-ac84-7f69fdbc28d2</text:p>
          </table:table-cell>
          <table:table-cell office:value-type="float" office:value="0.542666256427765" calcext:value-type="float">
            <text:p>0.542666256427765</text:p>
          </table:table-cell>
          <table:table-cell office:value-type="string" calcext:value-type="string">
            <text:p>WithinReach</text:p>
          </table:table-cell>
          <table:table-cell table:number-columns-repeated="1011"/>
        </table:table-row>
        <table:table-row table:style-name="ro2">
          <table:table-cell office:value-type="string" calcext:value-type="string">
            <text:p>Arc of Whatcom County</text:p>
          </table:table-cell>
          <table:table-cell office:value-type="string" calcext:value-type="string">
            <text:p>Provides advocacy, information and referral, parent support and limited financial assistance to persons with developmental disabilities and their families.</text:p>
          </table:table-cell>
          <table:table-cell office:value-type="string" calcext:value-type="string">
            <text:p>http://www.arcwhatcom.org</text:p>
          </table:table-cell>
          <table:table-cell table:number-columns-repeated="2"/>
          <table:table-cell office:value-type="string" calcext:value-type="string">
            <text:p>2602 mcleod road</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30f7e3cd-252e-4716-9151-0edaf3f4e519</text:p>
          </table:table-cell>
          <table:table-cell office:value-type="float" office:value="0.696612650068382" calcext:value-type="float">
            <text:p>0.696612650068382</text:p>
          </table:table-cell>
          <table:table-cell office:value-type="string" calcext:value-type="string">
            <text:p>Washington 211</text:p>
          </table:table-cell>
          <table:table-cell table:number-columns-repeated="1011"/>
        </table:table-row>
        <table:table-row table:style-name="ro2">
          <table:table-cell office:value-type="string" calcext:value-type="string">
            <text:p>Arc of Whatcom County</text:p>
          </table:table-cell>
          <table:table-cell table:number-columns-repeated="2"/>
          <table:table-cell office:value-type="float" office:value="48.782776" calcext:value-type="float">
            <text:p>48.782776</text:p>
          </table:table-cell>
          <table:table-cell office:value-type="float" office:value="-122.49186" calcext:value-type="float">
            <text:p>-122.49186</text:p>
          </table:table-cell>
          <table:table-cell office:value-type="string" calcext:value-type="string">
            <text:p>2602 mcleod rd</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30f7e3cd-252e-4716-9151-0edaf3f4e519</text:p>
          </table:table-cell>
          <table:table-cell office:value-type="float" office:value="0.696612650068382" calcext:value-type="float">
            <text:p>0.696612650068382</text:p>
          </table:table-cell>
          <table:table-cell office:value-type="string" calcext:value-type="string">
            <text:p>WithinReach</text:p>
          </table:table-cell>
          <table:table-cell table:number-columns-repeated="1011"/>
        </table:table-row>
        <table:table-row table:style-name="ro2">
          <table:table-cell office:value-type="string" calcext:value-type="string">
            <text:p>Northwest Regional Council</text:p>
          </table:table-cell>
          <table:table-cell office:value-type="string" calcext:value-type="string">
            <text:p>This is an association of governments including Island, San Juan, Skagit and Whatcom counties.</text:p>
          </table:table-cell>
          <table:table-cell office:value-type="string" calcext:value-type="string">
            <text:p>http://www.nwrcwa.org</text:p>
          </table:table-cell>
          <table:table-cell table:number-columns-repeated="2"/>
          <table:table-cell office:value-type="string" calcext:value-type="string">
            <text:p>600 lakeway drive</text:p>
          </table:table-cell>
          <table:table-cell office:value-type="string" calcext:value-type="string">
            <text:p>suite 100</text:p>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3635d72b-e6c4-4b11-963d-191341b88041</text:p>
          </table:table-cell>
          <table:table-cell office:value-type="float" office:value="0.610846340656281" calcext:value-type="float">
            <text:p>0.610846340656281</text:p>
          </table:table-cell>
          <table:table-cell office:value-type="string" calcext:value-type="string">
            <text:p>Washington 211</text:p>
          </table:table-cell>
          <table:table-cell table:number-columns-repeated="1011"/>
        </table:table-row>
        <table:table-row table:style-name="ro2">
          <table:table-cell office:value-type="string" calcext:value-type="string">
            <text:p>Northwest Regional Council</text:p>
          </table:table-cell>
          <table:table-cell office:value-type="string" calcext:value-type="string">
            <text:p>You must be enrolled in Apple Health (Medicaid) in San Juan, Skagit, Island, or Whatcom County, and your transportation needs must be for a medical appointment such as: dialysis, OB, medical, dental, scheduled COVID-19 vaccines appointments, etc.Pease call at least at least 7-14 days before of your appointment. If you request transportation less than 2 business days before your appointment, they may not be able to schedule transportation for you.Trips are paid by client’s Medicaid coverage.The most common types of transportation available include:- Bus tickets and passes- Gas vouchers- Intercity buses (such as Greyhound)- Wheelchair van/cabulance- Ferry tickets- Air &amp; water taxi- Taxi- Uber</text:p>
          </table:table-cell>
          <table:table-cell/>
          <table:table-cell office:value-type="float" office:value="48.744602" calcext:value-type="float">
            <text:p>48.744602</text:p>
          </table:table-cell>
          <table:table-cell office:value-type="float" office:value="-122.46728" calcext:value-type="float">
            <text:p>-122.46728</text:p>
          </table:table-cell>
          <table:table-cell office:value-type="string" calcext:value-type="string">
            <text:p>600 lakeway dr,suite 100</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3635d72b-e6c4-4b11-963d-191341b88041</text:p>
          </table:table-cell>
          <table:table-cell office:value-type="float" office:value="0.610846340656281" calcext:value-type="float">
            <text:p>0.610846340656281</text:p>
          </table:table-cell>
          <table:table-cell office:value-type="string" calcext:value-type="string">
            <text:p>WithinReach</text:p>
          </table:table-cell>
          <table:table-cell table:number-columns-repeated="1011"/>
        </table:table-row>
        <table:table-row table:style-name="ro2">
          <table:table-cell office:value-type="string" calcext:value-type="string">
            <text:p>Salvation Army - Bellingham</text:p>
          </table:table-cell>
          <table:table-cell office:value-type="string" calcext:value-type="string">
            <text:p>Non-profit multi service center.</text:p>
          </table:table-cell>
          <table:table-cell office:value-type="string" calcext:value-type="string">
            <text:p>https://bellingham.salvationarmy.org</text:p>
          </table:table-cell>
          <table:table-cell table:number-columns-repeated="2"/>
          <table:table-cell office:value-type="string" calcext:value-type="string">
            <text:p>2912 northwest avenu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3e446f41-b98f-45b0-8d6b-5fab4e32a918</text:p>
          </table:table-cell>
          <table:table-cell office:value-type="float" office:value="0.594263786814566" calcext:value-type="float">
            <text:p>0.594263786814566</text:p>
          </table:table-cell>
          <table:table-cell office:value-type="string" calcext:value-type="string">
            <text:p>Washington 211</text:p>
          </table:table-cell>
          <table:table-cell table:number-columns-repeated="1011"/>
        </table:table-row>
        <table:table-row table:style-name="ro2">
          <table:table-cell office:value-type="string" calcext:value-type="string">
            <text:p>Salvation Army (Bellingham)</text:p>
          </table:table-cell>
          <table:table-cell table:number-columns-repeated="2"/>
          <table:table-cell office:value-type="float" office:value="48.7691" calcext:value-type="float">
            <text:p>48.7691</text:p>
          </table:table-cell>
          <table:table-cell office:value-type="float" office:value="-122.490555" calcext:value-type="float">
            <text:p>-122.490555</text:p>
          </table:table-cell>
          <table:table-cell office:value-type="string" calcext:value-type="string">
            <text:p>2912 northwest av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3e446f41-b98f-45b0-8d6b-5fab4e32a918</text:p>
          </table:table-cell>
          <table:table-cell office:value-type="float" office:value="0.594263786814566" calcext:value-type="float">
            <text:p>0.594263786814566</text:p>
          </table:table-cell>
          <table:table-cell office:value-type="string" calcext:value-type="string">
            <text:p>WithinReach</text:p>
          </table:table-cell>
          <table:table-cell table:number-columns-repeated="1011"/>
        </table:table-row>
        <table:table-row table:style-name="ro2">
          <table:table-cell office:value-type="string" calcext:value-type="string">
            <text:p>Ferndale Community Service Cooperative</text:p>
          </table:table-cell>
          <table:table-cell office:value-type="string" calcext:value-type="string">
            <text:p>Offer opportunities to receive and give support to vulnerable families and individuals, including assistance applying for DSHS benefits, WorkSource, and housing.  Homeless assistance includes shower vouchers, bus vouchers, referrals and assistance to appropriate programs.  Family support programs, financial literacy programs, mental health support group, drug and alcohol counseling.</text:p>
          </table:table-cell>
          <table:table-cell office:value-type="string" calcext:value-type="string">
            <text:p>http://www.ferndalecsc.org</text:p>
          </table:table-cell>
          <table:table-cell table:number-columns-repeated="2"/>
          <table:table-cell office:value-type="string" calcext:value-type="string">
            <text:p>5694 2nd avenue</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3f968fad-745d-4ea1-ae18-e819d0ceb52d</text:p>
          </table:table-cell>
          <table:table-cell office:value-type="float" office:value="0.736776110844543" calcext:value-type="float">
            <text:p>0.736776110844543</text:p>
          </table:table-cell>
          <table:table-cell office:value-type="string" calcext:value-type="string">
            <text:p>Washington 211</text:p>
          </table:table-cell>
          <table:table-cell table:number-columns-repeated="1011"/>
        </table:table-row>
        <table:table-row table:style-name="ro2">
          <table:table-cell office:value-type="string" calcext:value-type="string">
            <text:p>Ferndale Community Service Cooperative - Resource Center</text:p>
          </table:table-cell>
          <table:table-cell table:number-columns-repeated="2"/>
          <table:table-cell office:value-type="float" office:value="48.84713" calcext:value-type="float">
            <text:p>48.84713</text:p>
          </table:table-cell>
          <table:table-cell office:value-type="float" office:value="-122.59036" calcext:value-type="float">
            <text:p>-122.59036</text:p>
          </table:table-cell>
          <table:table-cell office:value-type="string" calcext:value-type="string">
            <text:p>5694 2nd ave</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3f968fad-745d-4ea1-ae18-e819d0ceb52d</text:p>
          </table:table-cell>
          <table:table-cell office:value-type="float" office:value="0.736776110844543" calcext:value-type="float">
            <text:p>0.736776110844543</text:p>
          </table:table-cell>
          <table:table-cell office:value-type="string" calcext:value-type="string">
            <text:p>WithinReach</text:p>
          </table:table-cell>
          <table:table-cell table:number-columns-repeated="1011"/>
        </table:table-row>
        <table:table-row table:style-name="ro2">
          <table:table-cell office:value-type="string" calcext:value-type="string">
            <text:p>Sea Mar Community Health Centers</text:p>
          </table:table-cell>
          <table:table-cell office:value-type="string" calcext:value-type="string">
            <text:p>Provides comprehensive medical, dental, family health planning and social services. Multilingual family health workers provide health advocacy and community resource education for limited English-speaking seniors. Provides chemical dependency treatment services. Outpatient behavioral health clinics provide individual and family counseling, youth anger management, as well as bilingual domestic violence survivor and chemical dependency support groups. Operates a combined Head Start/ECEAP preschool classroom. Provides WIC services.</text:p>
          </table:table-cell>
          <table:table-cell office:value-type="string" calcext:value-type="string">
            <text:p>https://www.seamar.org/</text:p>
          </table:table-cell>
          <table:table-cell table:number-columns-repeated="2"/>
          <table:table-cell office:value-type="string" calcext:value-type="string">
            <text:p>1764 iowa street</text:p>
          </table:table-cell>
          <table:table-cell/>
          <table:table-cell office:value-type="string" calcext:value-type="string">
            <text:p>bellingham</text:p>
          </table:table-cell>
          <table:table-cell office:value-type="string" calcext:value-type="string">
            <text:p>wa</text:p>
          </table:table-cell>
          <table:table-cell office:value-type="float" office:value="98229" calcext:value-type="float">
            <text:p>98229</text:p>
          </table:table-cell>
          <table:table-cell office:value-type="string" calcext:value-type="string">
            <text:p>42b43896-b84c-460c-83cd-78e47debe166</text:p>
          </table:table-cell>
          <table:table-cell office:value-type="float" office:value="0.707156780433504" calcext:value-type="float">
            <text:p>0.707156780433504</text:p>
          </table:table-cell>
          <table:table-cell office:value-type="string" calcext:value-type="string">
            <text:p>Washington 211</text:p>
          </table:table-cell>
          <table:table-cell table:number-columns-repeated="1011"/>
        </table:table-row>
        <table:table-row table:style-name="ro2">
          <table:table-cell office:value-type="string" calcext:value-type="string">
            <text:p>Sea Mar Community Health Center (Downtown Bellingham WIC)</text:p>
          </table:table-cell>
          <table:table-cell table:number-columns-repeated="2"/>
          <table:table-cell office:value-type="float" office:value="48.75623" calcext:value-type="float">
            <text:p>48.75623</text:p>
          </table:table-cell>
          <table:table-cell office:value-type="float" office:value="-122.45154" calcext:value-type="float">
            <text:p>-122.45154</text:p>
          </table:table-cell>
          <table:table-cell office:value-type="string" calcext:value-type="string">
            <text:p>1764 iowa st</text:p>
          </table:table-cell>
          <table:table-cell/>
          <table:table-cell office:value-type="string" calcext:value-type="string">
            <text:p>bellingham</text:p>
          </table:table-cell>
          <table:table-cell office:value-type="string" calcext:value-type="string">
            <text:p>wa</text:p>
          </table:table-cell>
          <table:table-cell office:value-type="float" office:value="98229" calcext:value-type="float">
            <text:p>98229</text:p>
          </table:table-cell>
          <table:table-cell office:value-type="string" calcext:value-type="string">
            <text:p>42b43896-b84c-460c-83cd-78e47debe166</text:p>
          </table:table-cell>
          <table:table-cell office:value-type="float" office:value="0.707156780433504" calcext:value-type="float">
            <text:p>0.707156780433504</text:p>
          </table:table-cell>
          <table:table-cell office:value-type="string" calcext:value-type="string">
            <text:p>WithinReach</text:p>
          </table:table-cell>
          <table:table-cell table:number-columns-repeated="1011"/>
        </table:table-row>
        <table:table-row table:style-name="ro2">
          <table:table-cell office:value-type="string" calcext:value-type="string">
            <text:p>Ferndale Food Bank</text:p>
          </table:table-cell>
          <table:table-cell office:value-type="string" calcext:value-type="string">
            <text:p>Food bank serving the Ferndale, Custer, and North Bellingham areas.</text:p>
          </table:table-cell>
          <table:table-cell office:value-type="string" calcext:value-type="string">
            <text:p>http://www.ferndalefoodbank.org</text:p>
          </table:table-cell>
          <table:table-cell table:number-columns-repeated="2"/>
          <table:table-cell office:value-type="string" calcext:value-type="string">
            <text:p>1671 main street</text:p>
          </table:table-cell>
          <table:table-cell office:value-type="string" calcext:value-type="string">
            <text:p>wta transfer station property</text:p>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42d62683-2a75-4a6e-ae25-166d8925e17e</text:p>
          </table:table-cell>
          <table:table-cell office:value-type="float" office:value="0.750358521938324" calcext:value-type="float">
            <text:p>0.750358521938324</text:p>
          </table:table-cell>
          <table:table-cell office:value-type="string" calcext:value-type="string">
            <text:p>Washington 211</text:p>
          </table:table-cell>
          <table:table-cell table:number-columns-repeated="1011"/>
        </table:table-row>
        <table:table-row table:style-name="ro2">
          <table:table-cell office:value-type="string" calcext:value-type="string">
            <text:p>Ferndale Food Bank</text:p>
          </table:table-cell>
          <table:table-cell table:number-columns-repeated="2"/>
          <table:table-cell office:value-type="float" office:value="48.846813" calcext:value-type="float">
            <text:p>48.846813</text:p>
          </table:table-cell>
          <table:table-cell office:value-type="float" office:value="-122.57168" calcext:value-type="float">
            <text:p>-122.57168</text:p>
          </table:table-cell>
          <table:table-cell office:value-type="string" calcext:value-type="string">
            <text:p>1671 main st</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42d62683-2a75-4a6e-ae25-166d8925e17e</text:p>
          </table:table-cell>
          <table:table-cell office:value-type="float" office:value="0.750358521938324" calcext:value-type="float">
            <text:p>0.750358521938324</text:p>
          </table:table-cell>
          <table:table-cell office:value-type="string" calcext:value-type="string">
            <text:p>WithinReach</text:p>
          </table:table-cell>
          <table:table-cell table:number-columns-repeated="1011"/>
        </table:table-row>
        <table:table-row table:style-name="ro2">
          <table:table-cell office:value-type="string" calcext:value-type="string">
            <text:p>Whatcom County Health Department</text:p>
          </table:table-cell>
          <table:table-cell office:value-type="string" calcext:value-type="string">
            <text:p>To lead the community in promoting health and preventing disease by providing opportunities for the people in the community to thrive in a safe and healthy environment.</text:p>
          </table:table-cell>
          <table:table-cell office:value-type="string" calcext:value-type="string">
            <text:p>http://www.whatcomcounty.us/360/Health-Department</text:p>
          </table:table-cell>
          <table:table-cell table:number-columns-repeated="2"/>
          <table:table-cell office:value-type="string" calcext:value-type="string">
            <text:p>1500 north state stree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455d4e6c-b56a-445f-b7c6-10b44f919fc4</text:p>
          </table:table-cell>
          <table:table-cell office:value-type="float" office:value="0.484478700835482" calcext:value-type="float">
            <text:p>0.484478700835482</text:p>
          </table:table-cell>
          <table:table-cell office:value-type="string" calcext:value-type="string">
            <text:p>Washington 211</text:p>
          </table:table-cell>
          <table:table-cell table:number-columns-repeated="1011"/>
        </table:table-row>
        <table:table-row table:style-name="ro2">
          <table:table-cell office:value-type="string" calcext:value-type="string">
            <text:p>Whatcom County Health Department</text:p>
          </table:table-cell>
          <table:table-cell/>
          <table:table-cell office:value-type="string" calcext:value-type="string">
            <text:p>https://www.whatcomcounty.us/360/Health-Department</text:p>
          </table:table-cell>
          <table:table-cell office:value-type="float" office:value="48.750492" calcext:value-type="float">
            <text:p>48.750492</text:p>
          </table:table-cell>
          <table:table-cell office:value-type="float" office:value="-122.47331" calcext:value-type="float">
            <text:p>-122.47331</text:p>
          </table:table-cell>
          <table:table-cell office:value-type="string" calcext:value-type="string">
            <text:p>1500 n state s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455d4e6c-b56a-445f-b7c6-10b44f919fc4</text:p>
          </table:table-cell>
          <table:table-cell office:value-type="float" office:value="0.484478700835482" calcext:value-type="float">
            <text:p>0.484478700835482</text:p>
          </table:table-cell>
          <table:table-cell office:value-type="string" calcext:value-type="string">
            <text:p>WithinReach</text:p>
          </table:table-cell>
          <table:table-cell table:number-columns-repeated="1011"/>
        </table:table-row>
        <table:table-row table:style-name="ro2">
          <table:table-cell office:value-type="string" calcext:value-type="string">
            <text:p>Planned Parenthood</text:p>
          </table:table-cell>
          <table:table-cell office:value-type="string" calcext:value-type="string">
            <text:p>Provides contraception options, pregnancy testing and the HPV vaccine. Offers pregnancy options counseling. Also offers preventive health care screenings such as breast and pelvic exams, Pap smears, and STD testing. HIV testing is provided. Services are confidential.</text:p>
          </table:table-cell>
          <table:table-cell office:value-type="string" calcext:value-type="string">
            <text:p>http://ppgnhi.org</text:p>
          </table:table-cell>
          <table:table-cell table:number-columns-repeated="2"/>
          <table:table-cell office:value-type="string" calcext:value-type="string">
            <text:p>1530 ellis s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46de42a2-065b-4790-8f68-113f114cc7c1</text:p>
          </table:table-cell>
          <table:table-cell office:value-type="float" office:value="0.662866890285242" calcext:value-type="float">
            <text:p>0.662866890285242</text:p>
          </table:table-cell>
          <table:table-cell office:value-type="string" calcext:value-type="string">
            <text:p>Washington 211</text:p>
          </table:table-cell>
          <table:table-cell table:number-columns-repeated="1011"/>
        </table:table-row>
        <table:table-row table:style-name="ro2">
          <table:table-cell office:value-type="string" calcext:value-type="string">
            <text:p>Planned Parenthood (Bellingham)</text:p>
          </table:table-cell>
          <table:table-cell/>
          <table:table-cell office:value-type="string" calcext:value-type="string">
            <text:p>https://www.plannedparenthood.org/health-center/washington/bellingham/98225/bellingham-health-center-2454-91780</text:p>
          </table:table-cell>
          <table:table-cell office:value-type="float" office:value="48.75044" calcext:value-type="float">
            <text:p>48.75044</text:p>
          </table:table-cell>
          <table:table-cell office:value-type="float" office:value="-122.47126" calcext:value-type="float">
            <text:p>-122.47126</text:p>
          </table:table-cell>
          <table:table-cell office:value-type="string" calcext:value-type="string">
            <text:p>1530 ellis s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46de42a2-065b-4790-8f68-113f114cc7c1</text:p>
          </table:table-cell>
          <table:table-cell office:value-type="float" office:value="0.662866890285242" calcext:value-type="float">
            <text:p>0.662866890285242</text:p>
          </table:table-cell>
          <table:table-cell office:value-type="string" calcext:value-type="string">
            <text:p>WithinReach</text:p>
          </table:table-cell>
          <table:table-cell table:number-columns-repeated="1011"/>
        </table:table-row>
        <table:table-row table:style-name="ro2">
          <table:table-cell office:value-type="string" calcext:value-type="string">
            <text:p>Lake Whatcom Residential and Treatment Center</text:p>
          </table:table-cell>
          <table:table-cell office:value-type="string" calcext:value-type="string">
            <text:p>Lake Whatcom Center (LWC), located in Bellingham, Washington, is a DSHS licensed not-for-profit organization providing an array of residential and community mental health services to adults with severe and persistent mental illness in Whatcom and surrounding counties.  </text:p>
          </table:table-cell>
          <table:table-cell office:value-type="string" calcext:value-type="string">
            <text:p>http://lwrtc.org</text:p>
          </table:table-cell>
          <table:table-cell table:number-columns-repeated="2"/>
          <table:table-cell office:value-type="string" calcext:value-type="string">
            <text:p>3600 meridian stree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56aaf3fb-30a4-4494-aa47-11bc36ba930b</text:p>
          </table:table-cell>
          <table:table-cell office:value-type="float" office:value="0.594906987286336" calcext:value-type="float">
            <text:p>0.594906987286336</text:p>
          </table:table-cell>
          <table:table-cell office:value-type="string" calcext:value-type="string">
            <text:p>Washington 211</text:p>
          </table:table-cell>
          <table:table-cell table:number-columns-repeated="1011"/>
        </table:table-row>
        <table:table-row table:style-name="ro2">
          <table:table-cell office:value-type="string" calcext:value-type="string">
            <text:p>Lake Whatcom Residential &amp; Treatment Center</text:p>
          </table:table-cell>
          <table:table-cell/>
          <table:table-cell office:value-type="string" calcext:value-type="string">
            <text:p>https://lwrtc.org/services/medical-services/</text:p>
          </table:table-cell>
          <table:table-cell office:value-type="float" office:value="48.779087" calcext:value-type="float">
            <text:p>48.779087</text:p>
          </table:table-cell>
          <table:table-cell office:value-type="float" office:value="-122.4857" calcext:value-type="float">
            <text:p>-122.4857</text:p>
          </table:table-cell>
          <table:table-cell office:value-type="string" calcext:value-type="string">
            <text:p>3600 meridian s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56aaf3fb-30a4-4494-aa47-11bc36ba930b</text:p>
          </table:table-cell>
          <table:table-cell office:value-type="float" office:value="0.594906987286336" calcext:value-type="float">
            <text:p>0.594906987286336</text:p>
          </table:table-cell>
          <table:table-cell office:value-type="string" calcext:value-type="string">
            <text:p>WithinReach</text:p>
          </table:table-cell>
          <table:table-cell table:number-columns-repeated="1011"/>
        </table:table-row>
        <table:table-row table:style-name="ro2">
          <table:table-cell office:value-type="string" calcext:value-type="string">
            <text:p>Whatcom County Courts</text:p>
          </table:table-cell>
          <table:table-cell office:value-type="string" calcext:value-type="string">
            <text:p>Civil and criminal courts.</text:p>
          </table:table-cell>
          <table:table-cell office:value-type="string" calcext:value-type="string">
            <text:p>http://www.courts.wa.gov/court_dir/orgs/296.html</text:p>
          </table:table-cell>
          <table:table-cell table:number-columns-repeated="2"/>
          <table:table-cell office:value-type="string" calcext:value-type="string">
            <text:p>311 grand avenue</text:p>
          </table:table-cell>
          <table:table-cell office:value-type="string" calcext:value-type="string">
            <text:p>suite 301</text:p>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3e63f68-d6a2-4758-8508-e4323db89e8d</text:p>
          </table:table-cell>
          <table:table-cell office:value-type="float" office:value="0.360492231097354" calcext:value-type="float">
            <text:p>0.360492231097354</text:p>
          </table:table-cell>
          <table:table-cell office:value-type="string" calcext:value-type="string">
            <text:p>Washington 211</text:p>
          </table:table-cell>
          <table:table-cell table:number-columns-repeated="1011"/>
        </table:table-row>
        <table:table-row table:style-name="ro2">
          <table:table-cell office:value-type="string" calcext:value-type="string">
            <text:p>Whatcom County Courts</text:p>
          </table:table-cell>
          <table:table-cell office:value-type="string" calcext:value-type="string">
            <text:p>Civil and criminal courts.</text:p>
          </table:table-cell>
          <table:table-cell office:value-type="string" calcext:value-type="string">
            <text:p>http://www.courts.wa.gov/court_dir/orgs/296.html</text:p>
          </table:table-cell>
          <table:table-cell table:number-columns-repeated="2"/>
          <table:table-cell office:value-type="string" calcext:value-type="string">
            <text:p>311 grand avenue</text:p>
          </table:table-cell>
          <table:table-cell office:value-type="string" calcext:value-type="string">
            <text:p>suite 501</text:p>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3e63f68-d6a2-4758-8508-e4323db89e8d</text:p>
          </table:table-cell>
          <table:table-cell office:value-type="float" office:value="0.360492231097354" calcext:value-type="float">
            <text:p>0.360492231097354</text:p>
          </table:table-cell>
          <table:table-cell office:value-type="string" calcext:value-type="string">
            <text:p>Washington 211</text:p>
          </table:table-cell>
          <table:table-cell table:number-columns-repeated="1011"/>
        </table:table-row>
        <table:table-row table:style-name="ro2">
          <table:table-cell office:value-type="string" calcext:value-type="string">
            <text:p>Whatcom County</text:p>
          </table:table-cell>
          <table:table-cell office:value-type="string" calcext:value-type="string">
            <text:p>Whatcom County government departments and services.</text:p>
          </table:table-cell>
          <table:table-cell office:value-type="string" calcext:value-type="string">
            <text:p>http://www.co.whatcom.wa.us</text:p>
          </table:table-cell>
          <table:table-cell table:number-columns-repeated="2"/>
          <table:table-cell office:value-type="string" calcext:value-type="string">
            <text:p>311 grand avenu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3e63f68-d6a2-4758-8508-e4323db89e8d</text:p>
          </table:table-cell>
          <table:table-cell office:value-type="float" office:value="0.674866983005452" calcext:value-type="float">
            <text:p>0.674866983005452</text:p>
          </table:table-cell>
          <table:table-cell office:value-type="string" calcext:value-type="string">
            <text:p>Washington 211</text:p>
          </table:table-cell>
          <table:table-cell table:number-columns-repeated="1011"/>
        </table:table-row>
        <table:table-row table:style-name="ro2">
          <table:table-cell office:value-type="string" calcext:value-type="string">
            <text:p>Whatcom County Courts</text:p>
          </table:table-cell>
          <table:table-cell office:value-type="string" calcext:value-type="string">
            <text:p>Civil and criminal courts.</text:p>
          </table:table-cell>
          <table:table-cell office:value-type="string" calcext:value-type="string">
            <text:p>http://www.courts.wa.gov/court_dir/orgs/296.html</text:p>
          </table:table-cell>
          <table:table-cell table:number-columns-repeated="2"/>
          <table:table-cell office:value-type="string" calcext:value-type="string">
            <text:p>311 grand avenue</text:p>
          </table:table-cell>
          <table:table-cell office:value-type="string" calcext:value-type="string">
            <text:p>suite 401</text:p>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3e63f68-d6a2-4758-8508-e4323db89e8d</text:p>
          </table:table-cell>
          <table:table-cell office:value-type="float" office:value="0.360492231097354" calcext:value-type="float">
            <text:p>0.360492231097354</text:p>
          </table:table-cell>
          <table:table-cell office:value-type="string" calcext:value-type="string">
            <text:p>Washington 211</text:p>
          </table:table-cell>
          <table:table-cell table:number-columns-repeated="1011"/>
        </table:table-row>
        <table:table-row table:style-name="ro2">
          <table:table-cell office:value-type="string" calcext:value-type="string">
            <text:p>Whatcom County Sheriff's Office</text:p>
          </table:table-cell>
          <table:table-cell office:value-type="string" calcext:value-type="string">
            <text:p>Law enforcement agency.</text:p>
          </table:table-cell>
          <table:table-cell office:value-type="string" calcext:value-type="string">
            <text:p>http://www.co.whatcom.wa.us/sheriff/</text:p>
          </table:table-cell>
          <table:table-cell table:number-columns-repeated="2"/>
          <table:table-cell office:value-type="string" calcext:value-type="string">
            <text:p>311 grand avenu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3e63f68-d6a2-4758-8508-e4323db89e8d</text:p>
          </table:table-cell>
          <table:table-cell office:value-type="float" office:value="0.50278173261626" calcext:value-type="float">
            <text:p>0.50278173261626</text:p>
          </table:table-cell>
          <table:table-cell office:value-type="string" calcext:value-type="string">
            <text:p>Washington 211</text:p>
          </table:table-cell>
          <table:table-cell table:number-columns-repeated="1011"/>
        </table:table-row>
        <table:table-row table:style-name="ro2">
          <table:table-cell office:value-type="string" calcext:value-type="string">
            <text:p>Bellingham Food Bank</text:p>
          </table:table-cell>
          <table:table-cell office:value-type="string" calcext:value-type="string">
            <text:p>Bellingham Food Bank provides emergency food to those in need residing in Bellingham.  It is the lead agency for Whatcom County food banks in Ferndale, Lynden, Everson, Deming, Blaine, and Lummi Island.</text:p>
          </table:table-cell>
          <table:table-cell office:value-type="string" calcext:value-type="string">
            <text:p>http://bellinghamfoodbank.org</text:p>
          </table:table-cell>
          <table:table-cell table:number-columns-repeated="2"/>
          <table:table-cell office:value-type="string" calcext:value-type="string">
            <text:p>1824 ellis stree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670d952-c139-4124-a08f-451e54a68799</text:p>
          </table:table-cell>
          <table:table-cell office:value-type="float" office:value="0.682672675655045" calcext:value-type="float">
            <text:p>0.682672675655045</text:p>
          </table:table-cell>
          <table:table-cell office:value-type="string" calcext:value-type="string">
            <text:p>Washington 211</text:p>
          </table:table-cell>
          <table:table-cell table:number-columns-repeated="1011"/>
        </table:table-row>
        <table:table-row table:style-name="ro2">
          <table:table-cell office:value-type="string" calcext:value-type="string">
            <text:p>Bellingham Food Bank</text:p>
          </table:table-cell>
          <table:table-cell/>
          <table:table-cell office:value-type="string" calcext:value-type="string">
            <text:p>https://www.bellinghamfoodbank.org/</text:p>
          </table:table-cell>
          <table:table-cell office:value-type="float" office:value="48.754753" calcext:value-type="float">
            <text:p>48.754753</text:p>
          </table:table-cell>
          <table:table-cell office:value-type="float" office:value="-122.47175" calcext:value-type="float">
            <text:p>-122.47175</text:p>
          </table:table-cell>
          <table:table-cell office:value-type="string" calcext:value-type="string">
            <text:p>1824 ellis s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6670d952-c139-4124-a08f-451e54a68799</text:p>
          </table:table-cell>
          <table:table-cell office:value-type="float" office:value="0.682672675655045" calcext:value-type="float">
            <text:p>0.682672675655045</text:p>
          </table:table-cell>
          <table:table-cell office:value-type="string" calcext:value-type="string">
            <text:p>WithinReach</text:p>
          </table:table-cell>
          <table:table-cell table:number-columns-repeated="1011"/>
        </table:table-row>
        <table:table-row table:style-name="ro2">
          <table:table-cell office:value-type="string" calcext:value-type="string">
            <text:p>Bellingham Food Bank</text:p>
          </table:table-cell>
          <table:table-cell office:value-type="string" calcext:value-type="string">
            <text:p>Bellingham Food Bank provides emergency food to those in need residing in Bellingham.  It is the lead agency for Whatcom County food banks in Ferndale, Lynden, Everson, Deming, Blaine, and Lummi Island.</text:p>
          </table:table-cell>
          <table:table-cell office:value-type="string" calcext:value-type="string">
            <text:p>http://bellinghamfoodbank.org</text:p>
          </table:table-cell>
          <table:table-cell table:number-columns-repeated="2"/>
          <table:table-cell office:value-type="string" calcext:value-type="string">
            <text:p>4173 meridian street</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6928011e-8c3b-4a16-bf0e-09417a76a7ca</text:p>
          </table:table-cell>
          <table:table-cell office:value-type="float" office:value="0.427460199098763" calcext:value-type="float">
            <text:p>0.427460199098763</text:p>
          </table:table-cell>
          <table:table-cell office:value-type="string" calcext:value-type="string">
            <text:p>Washington 211</text:p>
          </table:table-cell>
          <table:table-cell table:number-columns-repeated="1011"/>
        </table:table-row>
        <table:table-row table:style-name="ro2">
          <table:table-cell office:value-type="string" calcext:value-type="string">
            <text:p>Satellite Food Bank at Christ the King Community Church</text:p>
          </table:table-cell>
          <table:table-cell table:number-columns-repeated="2"/>
          <table:table-cell office:value-type="float" office:value="48.790524" calcext:value-type="float">
            <text:p>48.790524</text:p>
          </table:table-cell>
          <table:table-cell office:value-type="float" office:value="-122.48794" calcext:value-type="float">
            <text:p>-122.48794</text:p>
          </table:table-cell>
          <table:table-cell office:value-type="string" calcext:value-type="string">
            <text:p>4173 meridian st</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6928011e-8c3b-4a16-bf0e-09417a76a7ca</text:p>
          </table:table-cell>
          <table:table-cell office:value-type="float" office:value="0.427460199098763" calcext:value-type="float">
            <text:p>0.427460199098763</text:p>
          </table:table-cell>
          <table:table-cell office:value-type="string" calcext:value-type="string">
            <text:p>WithinReach</text:p>
          </table:table-cell>
          <table:table-cell table:number-columns-repeated="1011"/>
        </table:table-row>
        <table:table-row table:style-name="ro2">
          <table:table-cell office:value-type="string" calcext:value-type="string">
            <text:p>Brigid Collins Family Support Center</text:p>
          </table:table-cell>
          <table:table-cell office:value-type="string" calcext:value-type="string">
            <text:p>Works to end child abuse in both Whatcom and Skagit Counties. Connects with local law enforcement jurisdictions, prosecuting attorneys, medical providers, child protection workers and therapists from both counties.</text:p>
          </table:table-cell>
          <table:table-cell office:value-type="string" calcext:value-type="string">
            <text:p>http://www.brigidcollins.org</text:p>
          </table:table-cell>
          <table:table-cell table:number-columns-repeated="2"/>
          <table:table-cell office:value-type="string" calcext:value-type="string">
            <text:p>1231 north garden street</text:p>
          </table:table-cell>
          <table:table-cell office:value-type="string" calcext:value-type="string">
            <text:p>suite 200</text:p>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9dd0ea15-bb60-4490-8bb8-cf8a4bcf79bc</text:p>
          </table:table-cell>
          <table:table-cell office:value-type="float" office:value="0.40229207277298" calcext:value-type="float">
            <text:p>0.40229207277298</text:p>
          </table:table-cell>
          <table:table-cell office:value-type="string" calcext:value-type="string">
            <text:p>Washington 211</text:p>
          </table:table-cell>
          <table:table-cell table:number-columns-repeated="1011"/>
        </table:table-row>
        <table:table-row table:style-name="ro2">
          <table:table-cell office:value-type="string" calcext:value-type="string">
            <text:p>Brigid Collins Family Support Center (Bellingham)</text:p>
          </table:table-cell>
          <table:table-cell table:number-columns-repeated="2"/>
          <table:table-cell office:value-type="float" office:value="48.747147" calcext:value-type="float">
            <text:p>48.747147</text:p>
          </table:table-cell>
          <table:table-cell office:value-type="float" office:value="-122.47559" calcext:value-type="float">
            <text:p>-122.47559</text:p>
          </table:table-cell>
          <table:table-cell office:value-type="string" calcext:value-type="string">
            <text:p>1231 n garden st,200</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9dd0ea15-bb60-4490-8bb8-cf8a4bcf79bc</text:p>
          </table:table-cell>
          <table:table-cell office:value-type="float" office:value="0.40229207277298" calcext:value-type="float">
            <text:p>0.40229207277298</text:p>
          </table:table-cell>
          <table:table-cell office:value-type="string" calcext:value-type="string">
            <text:p>WithinReach</text:p>
          </table:table-cell>
          <table:table-cell table:number-columns-repeated="1011"/>
        </table:table-row>
        <table:table-row table:style-name="ro2">
          <table:table-cell office:value-type="string" calcext:value-type="string">
            <text:p>Sea Mar Community Health Centers</text:p>
          </table:table-cell>
          <table:table-cell office:value-type="string" calcext:value-type="string">
            <text:p>Provides comprehensive medical, dental, family health planning and social services. Multilingual family health workers provide health advocacy and community resource education for limited English-speaking seniors. Provides chemical dependency treatment services. Outpatient behavioral health clinics provide individual and family counseling, youth anger management, as well as bilingual domestic violence survivor and chemical dependency support groups. Operates a combined Head Start/ECEAP preschool classroom. Provides WIC services.</text:p>
          </table:table-cell>
          <table:table-cell office:value-type="string" calcext:value-type="string">
            <text:p>https://www.seamar.org/</text:p>
          </table:table-cell>
          <table:table-cell table:number-columns-repeated="2"/>
          <table:table-cell office:value-type="string" calcext:value-type="string">
            <text:p>4455 cordata parkway</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9fa335c3-a4a2-42ce-b335-a6f807389605</text:p>
          </table:table-cell>
          <table:table-cell office:value-type="float" office:value="0.514548068379332" calcext:value-type="float">
            <text:p>0.514548068379332</text:p>
          </table:table-cell>
          <table:table-cell office:value-type="string" calcext:value-type="string">
            <text:p>Washington 211</text:p>
          </table:table-cell>
          <table:table-cell table:number-columns-repeated="1011"/>
        </table:table-row>
        <table:table-row table:style-name="ro2">
          <table:table-cell office:value-type="string" calcext:value-type="string">
            <text:p>Sea Mar Community Health Center (Bellingham)</text:p>
          </table:table-cell>
          <table:table-cell/>
          <table:table-cell office:value-type="string" calcext:value-type="string">
            <text:p>https://www.seamar.org/whatcom-medical-bellingham.html</text:p>
          </table:table-cell>
          <table:table-cell office:value-type="float" office:value="48.8017" calcext:value-type="float">
            <text:p>48.8017</text:p>
          </table:table-cell>
          <table:table-cell office:value-type="float" office:value="-122.49683" calcext:value-type="float">
            <text:p>-122.49683</text:p>
          </table:table-cell>
          <table:table-cell office:value-type="string" calcext:value-type="string">
            <text:p>4455 cordata pkwy</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9fa335c3-a4a2-42ce-b335-a6f807389605</text:p>
          </table:table-cell>
          <table:table-cell office:value-type="float" office:value="0.514548068379332" calcext:value-type="float">
            <text:p>0.514548068379332</text:p>
          </table:table-cell>
          <table:table-cell office:value-type="string" calcext:value-type="string">
            <text:p>WithinReach</text:p>
          </table:table-cell>
          <table:table-cell table:number-columns-repeated="1011"/>
        </table:table-row>
        <table:table-row table:style-name="ro2">
          <table:table-cell office:value-type="string" calcext:value-type="string">
            <text:p>North Sound Cooling Centers</text:p>
          </table:table-cell>
          <table:table-cell office:value-type="string" calcext:value-type="string">
            <text:p>Cooling center locations for North Sound Counties.</text:p>
          </table:table-cell>
          <table:table-cell table:number-columns-repeated="3"/>
          <table:table-cell office:value-type="string" calcext:value-type="string">
            <text:p>7506 kendall road</text:p>
          </table:table-cell>
          <table:table-cell/>
          <table:table-cell office:value-type="string" calcext:value-type="string">
            <text:p>maple falls</text:p>
          </table:table-cell>
          <table:table-cell office:value-type="string" calcext:value-type="string">
            <text:p>wa</text:p>
          </table:table-cell>
          <table:table-cell office:value-type="float" office:value="98266" calcext:value-type="float">
            <text:p>98266</text:p>
          </table:table-cell>
          <table:table-cell office:value-type="string" calcext:value-type="string">
            <text:p>9fcafec6-0a1b-4a37-b663-f94141aa58d0</text:p>
          </table:table-cell>
          <table:table-cell office:value-type="float" office:value="0.53452396919692" calcext:value-type="float">
            <text:p>0.53452396919692</text:p>
          </table:table-cell>
          <table:table-cell office:value-type="string" calcext:value-type="string">
            <text:p>Washington 211</text:p>
          </table:table-cell>
          <table:table-cell table:number-columns-repeated="1011"/>
        </table:table-row>
        <table:table-row table:style-name="ro2">
          <table:table-cell office:value-type="string" calcext:value-type="string">
            <text:p>North Sound Cooling Centers</text:p>
          </table:table-cell>
          <table:table-cell office:value-type="string" calcext:value-type="string">
            <text:p>Cooling center locations for North Sound Counties.</text:p>
          </table:table-cell>
          <table:table-cell table:number-columns-repeated="3"/>
          <table:table-cell office:value-type="string" calcext:value-type="string">
            <text:p>8251 kendall road</text:p>
          </table:table-cell>
          <table:table-cell/>
          <table:table-cell office:value-type="string" calcext:value-type="string">
            <text:p>maple falls</text:p>
          </table:table-cell>
          <table:table-cell office:value-type="string" calcext:value-type="string">
            <text:p>wa</text:p>
          </table:table-cell>
          <table:table-cell office:value-type="float" office:value="98266" calcext:value-type="float">
            <text:p>98266</text:p>
          </table:table-cell>
          <table:table-cell office:value-type="string" calcext:value-type="string">
            <text:p>9fcafec6-0a1b-4a37-b663-f94141aa58d0</text:p>
          </table:table-cell>
          <table:table-cell office:value-type="float" office:value="0.53452396919692" calcext:value-type="float">
            <text:p>0.53452396919692</text:p>
          </table:table-cell>
          <table:table-cell office:value-type="string" calcext:value-type="string">
            <text:p>Washington 211</text:p>
          </table:table-cell>
          <table:table-cell table:number-columns-repeated="1011"/>
        </table:table-row>
        <table:table-row table:style-name="ro2">
          <table:table-cell office:value-type="string" calcext:value-type="string">
            <text:p>Hope House</text:p>
          </table:table-cell>
          <table:table-cell office:value-type="string" calcext:value-type="string">
            <text:p>Hope House is a multi-service center and collaborative effort between multiple non-profit agencies to provide clothing, housewares, emergency food, <text:s/>hygiene, personal care, diapers, school supplies, flashlights, soaps and supplies for those in need.</text:p>
          </table:table-cell>
          <table:table-cell office:value-type="string" calcext:value-type="string">
            <text:p>https://www.assumption.org/hope-house.html</text:p>
          </table:table-cell>
          <table:table-cell table:number-columns-repeated="2"/>
          <table:table-cell office:value-type="string" calcext:value-type="string">
            <text:p>207 kentucky stree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b80f2448-f3a0-48d0-856a-b38a3350de44</text:p>
          </table:table-cell>
          <table:table-cell office:value-type="float" office:value="0.702132284641266" calcext:value-type="float">
            <text:p>0.702132284641266</text:p>
          </table:table-cell>
          <table:table-cell office:value-type="string" calcext:value-type="string">
            <text:p>Washington 211</text:p>
          </table:table-cell>
          <table:table-cell table:number-columns-repeated="1011"/>
        </table:table-row>
        <table:table-row table:style-name="ro2">
          <table:table-cell office:value-type="string" calcext:value-type="string">
            <text:p>Hope House</text:p>
          </table:table-cell>
          <table:table-cell table:number-columns-repeated="2"/>
          <table:table-cell office:value-type="float" office:value="48.757965" calcext:value-type="float">
            <text:p>48.757965</text:p>
          </table:table-cell>
          <table:table-cell office:value-type="float" office:value="-122.47301" calcext:value-type="float">
            <text:p>-122.47301</text:p>
          </table:table-cell>
          <table:table-cell office:value-type="string" calcext:value-type="string">
            <text:p>207 kentucky st</text:p>
          </table:table-cell>
          <table:table-cell/>
          <table:table-cell office:value-type="string" calcext:value-type="string">
            <text:p>bellingham</text:p>
          </table:table-cell>
          <table:table-cell office:value-type="string" calcext:value-type="string">
            <text:p>wa</text:p>
          </table:table-cell>
          <table:table-cell office:value-type="float" office:value="98226" calcext:value-type="float">
            <text:p>98226</text:p>
          </table:table-cell>
          <table:table-cell office:value-type="string" calcext:value-type="string">
            <text:p>b80f2448-f3a0-48d0-856a-b38a3350de44</text:p>
          </table:table-cell>
          <table:table-cell office:value-type="float" office:value="0.702132284641266" calcext:value-type="float">
            <text:p>0.702132284641266</text:p>
          </table:table-cell>
          <table:table-cell office:value-type="string" calcext:value-type="string">
            <text:p>WithinReach</text:p>
          </table:table-cell>
          <table:table-cell table:number-columns-repeated="1011"/>
        </table:table-row>
        <table:table-row table:style-name="ro2">
          <table:table-cell office:value-type="string" calcext:value-type="string">
            <text:p>Blaine Food Bank</text:p>
          </table:table-cell>
          <table:table-cell office:value-type="string" calcext:value-type="string">
            <text:p>Community food bank that offers food to anyone in need.</text:p>
          </table:table-cell>
          <table:table-cell office:value-type="string" calcext:value-type="string">
            <text:p>https://www.blainefoodbank.org</text:p>
          </table:table-cell>
          <table:table-cell table:number-columns-repeated="2"/>
          <table:table-cell office:value-type="string" calcext:value-type="string">
            <text:p>500 c street</text:p>
          </table:table-cell>
          <table:table-cell/>
          <table:table-cell office:value-type="string" calcext:value-type="string">
            <text:p>blaine</text:p>
          </table:table-cell>
          <table:table-cell office:value-type="string" calcext:value-type="string">
            <text:p>wa</text:p>
          </table:table-cell>
          <table:table-cell office:value-type="float" office:value="98230" calcext:value-type="float">
            <text:p>98230</text:p>
          </table:table-cell>
          <table:table-cell office:value-type="string" calcext:value-type="string">
            <text:p>d7a5193d-3587-494d-8d44-8917801a9d11</text:p>
          </table:table-cell>
          <table:table-cell office:value-type="float" office:value="0.673746943473816" calcext:value-type="float">
            <text:p>0.673746943473816</text:p>
          </table:table-cell>
          <table:table-cell office:value-type="string" calcext:value-type="string">
            <text:p>Washington 211</text:p>
          </table:table-cell>
          <table:table-cell table:number-columns-repeated="1011"/>
        </table:table-row>
        <table:table-row table:style-name="ro2">
          <table:table-cell office:value-type="string" calcext:value-type="string">
            <text:p>Blaine Food Bank</text:p>
          </table:table-cell>
          <table:table-cell office:value-type="string" calcext:value-type="string">
            <text:p>This food bank serves residents of Blaine, Custer, Birch Bay &amp; Semihamoo.</text:p>
          </table:table-cell>
          <table:table-cell office:value-type="string" calcext:value-type="string">
            <text:p>https://www.blainefoodbank.org/</text:p>
          </table:table-cell>
          <table:table-cell office:value-type="float" office:value="48.99955" calcext:value-type="float">
            <text:p>48.99955</text:p>
          </table:table-cell>
          <table:table-cell office:value-type="float" office:value="-122.745895" calcext:value-type="float">
            <text:p>-122.745895</text:p>
          </table:table-cell>
          <table:table-cell office:value-type="string" calcext:value-type="string">
            <text:p>500 c st</text:p>
          </table:table-cell>
          <table:table-cell/>
          <table:table-cell office:value-type="string" calcext:value-type="string">
            <text:p>blaine</text:p>
          </table:table-cell>
          <table:table-cell office:value-type="string" calcext:value-type="string">
            <text:p>wa</text:p>
          </table:table-cell>
          <table:table-cell office:value-type="float" office:value="98230" calcext:value-type="float">
            <text:p>98230</text:p>
          </table:table-cell>
          <table:table-cell office:value-type="string" calcext:value-type="string">
            <text:p>d7a5193d-3587-494d-8d44-8917801a9d11</text:p>
          </table:table-cell>
          <table:table-cell office:value-type="float" office:value="0.673746943473816" calcext:value-type="float">
            <text:p>0.673746943473816</text:p>
          </table:table-cell>
          <table:table-cell office:value-type="string" calcext:value-type="string">
            <text:p>WithinReach</text:p>
          </table:table-cell>
          <table:table-cell table:number-columns-repeated="1011"/>
        </table:table-row>
        <table:table-row table:style-name="ro2">
          <table:table-cell office:value-type="string" calcext:value-type="string">
            <text:p>Unity Care Northwest</text:p>
          </table:table-cell>
          <table:table-cell office:value-type="string" calcext:value-type="string">
            <text:p>Offers affordable primary care, dental, behavioral health, and pharmacy services for children and adults in Whatcom County.</text:p>
          </table:table-cell>
          <table:table-cell office:value-type="string" calcext:value-type="string">
            <text:p>http://unitycarenw.org</text:p>
          </table:table-cell>
          <table:table-cell table:number-columns-repeated="2"/>
          <table:table-cell office:value-type="string" calcext:value-type="string">
            <text:p>6060 portal way</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e737a6ed-f689-4ecc-9ee2-f9590bc690b3</text:p>
          </table:table-cell>
          <table:table-cell office:value-type="float" office:value="0.439038871688985" calcext:value-type="float">
            <text:p>0.439038871688985</text:p>
          </table:table-cell>
          <table:table-cell office:value-type="string" calcext:value-type="string">
            <text:p>Washington 211</text:p>
          </table:table-cell>
          <table:table-cell table:number-columns-repeated="1011"/>
        </table:table-row>
        <table:table-row table:style-name="ro2">
          <table:table-cell office:value-type="string" calcext:value-type="string">
            <text:p>Unity Care NW (Ferndale Health Center)</text:p>
          </table:table-cell>
          <table:table-cell table:number-columns-repeated="2"/>
          <table:table-cell office:value-type="float" office:value="48.861275" calcext:value-type="float">
            <text:p>48.861275</text:p>
          </table:table-cell>
          <table:table-cell office:value-type="float" office:value="-122.58321" calcext:value-type="float">
            <text:p>-122.58321</text:p>
          </table:table-cell>
          <table:table-cell office:value-type="string" calcext:value-type="string">
            <text:p>6060 portal way</text:p>
          </table:table-cell>
          <table:table-cell/>
          <table:table-cell office:value-type="string" calcext:value-type="string">
            <text:p>ferndale</text:p>
          </table:table-cell>
          <table:table-cell office:value-type="string" calcext:value-type="string">
            <text:p>wa</text:p>
          </table:table-cell>
          <table:table-cell office:value-type="float" office:value="98248" calcext:value-type="float">
            <text:p>98248</text:p>
          </table:table-cell>
          <table:table-cell office:value-type="string" calcext:value-type="string">
            <text:p>e737a6ed-f689-4ecc-9ee2-f9590bc690b3</text:p>
          </table:table-cell>
          <table:table-cell office:value-type="float" office:value="0.439038871688985" calcext:value-type="float">
            <text:p>0.439038871688985</text:p>
          </table:table-cell>
          <table:table-cell office:value-type="string" calcext:value-type="string">
            <text:p>WithinReach</text:p>
          </table:table-cell>
          <table:table-cell table:number-columns-repeated="1011"/>
        </table:table-row>
        <table:table-row table:style-name="ro2">
          <table:table-cell office:value-type="string" calcext:value-type="string">
            <text:p>Project Hope</text:p>
          </table:table-cell>
          <table:table-cell office:value-type="string" calcext:value-type="string">
            <text:p>Assists individuals and families living with the Lynden area (Lynden School District boundaries) who are struggling with food insufficiency. Community Assistance Program helps community member with short-term, emergency assistance which may include utilities, rent, clothing, household goods, laundry, and fuel.</text:p>
          </table:table-cell>
          <table:table-cell office:value-type="string" calcext:value-type="string">
            <text:p>https://www.projecthopelynden.org</text:p>
          </table:table-cell>
          <table:table-cell table:number-columns-repeated="2"/>
          <table:table-cell office:value-type="string" calcext:value-type="string">
            <text:p>205 south british columbia avenue</text:p>
          </table:table-cell>
          <table:table-cell office:value-type="string" calcext:value-type="string">
            <text:p>suite 105</text:p>
          </table:table-cell>
          <table:table-cell office:value-type="string" calcext:value-type="string">
            <text:p>lynden</text:p>
          </table:table-cell>
          <table:table-cell office:value-type="string" calcext:value-type="string">
            <text:p>wa</text:p>
          </table:table-cell>
          <table:table-cell office:value-type="float" office:value="98264" calcext:value-type="float">
            <text:p>98264</text:p>
          </table:table-cell>
          <table:table-cell office:value-type="string" calcext:value-type="string">
            <text:p>ec6fe008-b947-4764-9cc7-cd42f4c4a01d</text:p>
          </table:table-cell>
          <table:table-cell office:value-type="float" office:value="0.566469437675551" calcext:value-type="float">
            <text:p>0.566469437675551</text:p>
          </table:table-cell>
          <table:table-cell office:value-type="string" calcext:value-type="string">
            <text:p>Washington 211</text:p>
          </table:table-cell>
          <table:table-cell table:number-columns-repeated="1011"/>
        </table:table-row>
        <table:table-row table:style-name="ro2">
          <table:table-cell office:value-type="string" calcext:value-type="string">
            <text:p>Project Hope</text:p>
          </table:table-cell>
          <table:table-cell/>
          <table:table-cell office:value-type="string" calcext:value-type="string">
            <text:p>https://www.projecthopelynden.org/project-hope-food-bank/</text:p>
          </table:table-cell>
          <table:table-cell office:value-type="float" office:value="48.93826" calcext:value-type="float">
            <text:p>48.93826</text:p>
          </table:table-cell>
          <table:table-cell office:value-type="float" office:value="-122.462715" calcext:value-type="float">
            <text:p>-122.462715</text:p>
          </table:table-cell>
          <table:table-cell office:value-type="string" calcext:value-type="string">
            <text:p>205 s british columbia ave</text:p>
          </table:table-cell>
          <table:table-cell/>
          <table:table-cell office:value-type="string" calcext:value-type="string">
            <text:p>lynden</text:p>
          </table:table-cell>
          <table:table-cell office:value-type="string" calcext:value-type="string">
            <text:p>wa</text:p>
          </table:table-cell>
          <table:table-cell office:value-type="float" office:value="98264" calcext:value-type="float">
            <text:p>98264</text:p>
          </table:table-cell>
          <table:table-cell office:value-type="string" calcext:value-type="string">
            <text:p>ec6fe008-b947-4764-9cc7-cd42f4c4a01d</text:p>
          </table:table-cell>
          <table:table-cell office:value-type="float" office:value="0.566469437675551" calcext:value-type="float">
            <text:p>0.566469437675551</text:p>
          </table:table-cell>
          <table:table-cell office:value-type="string" calcext:value-type="string">
            <text:p>WithinReach</text:p>
          </table:table-cell>
          <table:table-cell table:number-columns-repeated="1011"/>
        </table:table-row>
        <table:table-row table:style-name="ro2">
          <table:table-cell office:value-type="string" calcext:value-type="string">
            <text:p>Lydia Place</text:p>
          </table:table-cell>
          <table:table-cell office:value-type="string" calcext:value-type="string">
            <text:p>The mission of Lydia Place is to disrupt the cycle of homelessness and promote sustained independence for current and future generations.</text:p>
          </table:table-cell>
          <table:table-cell office:value-type="string" calcext:value-type="string">
            <text:p>http://www.lydiaplace.org</text:p>
          </table:table-cell>
          <table:table-cell table:number-columns-repeated="2"/>
          <table:table-cell office:value-type="string" calcext:value-type="string">
            <text:p>1701 gladstone street</text:p>
          </table:table-cell>
          <table:table-cell/>
          <table:table-cell office:value-type="string" calcext:value-type="string">
            <text:p>bellingham</text:p>
          </table:table-cell>
          <table:table-cell office:value-type="string" calcext:value-type="string">
            <text:p>wa</text:p>
          </table:table-cell>
          <table:table-cell office:value-type="float" office:value="98229" calcext:value-type="float">
            <text:p>98229</text:p>
          </table:table-cell>
          <table:table-cell office:value-type="string" calcext:value-type="string">
            <text:p>f5349763-2080-4814-b49f-f031712909e7</text:p>
          </table:table-cell>
          <table:table-cell office:value-type="float" office:value="0.700122829588221" calcext:value-type="float">
            <text:p>0.700122829588221</text:p>
          </table:table-cell>
          <table:table-cell office:value-type="string" calcext:value-type="string">
            <text:p>Washington 211</text:p>
          </table:table-cell>
          <table:table-cell table:number-columns-repeated="1011"/>
        </table:table-row>
        <table:table-row table:style-name="ro2">
          <table:table-cell office:value-type="string" calcext:value-type="string">
            <text:p>Lydia Place</text:p>
          </table:table-cell>
          <table:table-cell/>
          <table:table-cell office:value-type="string" calcext:value-type="string">
            <text:p>https://lydiaplace.org/</text:p>
          </table:table-cell>
          <table:table-cell office:value-type="float" office:value="48.749203" calcext:value-type="float">
            <text:p>48.749203</text:p>
          </table:table-cell>
          <table:table-cell office:value-type="float" office:value="-122.45303" calcext:value-type="float">
            <text:p>-122.45303</text:p>
          </table:table-cell>
          <table:table-cell office:value-type="string" calcext:value-type="string">
            <text:p>1701 gladstone street</text:p>
          </table:table-cell>
          <table:table-cell/>
          <table:table-cell office:value-type="string" calcext:value-type="string">
            <text:p>bellingham</text:p>
          </table:table-cell>
          <table:table-cell office:value-type="string" calcext:value-type="string">
            <text:p>wa</text:p>
          </table:table-cell>
          <table:table-cell office:value-type="float" office:value="98229" calcext:value-type="float">
            <text:p>98229</text:p>
          </table:table-cell>
          <table:table-cell office:value-type="string" calcext:value-type="string">
            <text:p>f5349763-2080-4814-b49f-f031712909e7</text:p>
          </table:table-cell>
          <table:table-cell office:value-type="float" office:value="0.700122829588221" calcext:value-type="float">
            <text:p>0.700122829588221</text:p>
          </table:table-cell>
          <table:table-cell office:value-type="string" calcext:value-type="string">
            <text:p>WithinReach</text:p>
          </table:table-cell>
          <table:table-cell table:number-columns-repeated="1011"/>
        </table:table-row>
        <table:table-row table:style-name="ro2">
          <table:table-cell office:value-type="string" calcext:value-type="string">
            <text:p>Bellingham Public Library</text:p>
          </table:table-cell>
          <table:table-cell office:value-type="string" calcext:value-type="string">
            <text:p>Provides library services, circulating 1.6 million items annually to more than 59,000 registered cardholders. It is a department of the City of Bellingham and is funded by city taxes.</text:p>
          </table:table-cell>
          <table:table-cell office:value-type="string" calcext:value-type="string">
            <text:p>http://www.bellinghampubliclibrary.org</text:p>
          </table:table-cell>
          <table:table-cell table:number-columns-repeated="2"/>
          <table:table-cell office:value-type="string" calcext:value-type="string">
            <text:p>210 central avenue</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f8044f83-e323-4dfc-844e-850bde4aa389</text:p>
          </table:table-cell>
          <table:table-cell office:value-type="float" office:value="0.703793047600133" calcext:value-type="float">
            <text:p>0.703793047600133</text:p>
          </table:table-cell>
          <table:table-cell office:value-type="string" calcext:value-type="string">
            <text:p>Washington 211</text:p>
          </table:table-cell>
          <table:table-cell table:number-columns-repeated="1011"/>
        </table:table-row>
        <table:table-row table:style-name="ro2">
          <table:table-cell office:value-type="string" calcext:value-type="string">
            <text:p>Bellingham Public Library</text:p>
          </table:table-cell>
          <table:table-cell table:number-columns-repeated="2"/>
          <table:table-cell office:value-type="float" office:value="48.754234" calcext:value-type="float">
            <text:p>48.754234</text:p>
          </table:table-cell>
          <table:table-cell office:value-type="float" office:value="-122.478806" calcext:value-type="float">
            <text:p>-122.478806</text:p>
          </table:table-cell>
          <table:table-cell office:value-type="string" calcext:value-type="string">
            <text:p>210 central ave</text:p>
          </table:table-cell>
          <table:table-cell/>
          <table:table-cell office:value-type="string" calcext:value-type="string">
            <text:p>bellingham</text:p>
          </table:table-cell>
          <table:table-cell office:value-type="string" calcext:value-type="string">
            <text:p>wa</text:p>
          </table:table-cell>
          <table:table-cell office:value-type="float" office:value="98227" calcext:value-type="float">
            <text:p>98227</text:p>
          </table:table-cell>
          <table:table-cell office:value-type="string" calcext:value-type="string">
            <text:p>f8044f83-e323-4dfc-844e-850bde4aa389</text:p>
          </table:table-cell>
          <table:table-cell office:value-type="float" office:value="0.703793047600133" calcext:value-type="float">
            <text:p>0.703793047600133</text:p>
          </table:table-cell>
          <table:table-cell office:value-type="string" calcext:value-type="string">
            <text:p>WithinReach</text:p>
          </table:table-cell>
          <table:table-cell table:number-columns-repeated="1011"/>
        </table:table-row>
        <table:table-row table:style-name="ro2">
          <table:table-cell office:value-type="string" calcext:value-type="string">
            <text:p>Nooksack Valley School District</text:p>
          </table:table-cell>
          <table:table-cell office:value-type="string" calcext:value-type="string">
            <text:p>Public school district.</text:p>
          </table:table-cell>
          <table:table-cell office:value-type="string" calcext:value-type="string">
            <text:p>https://www.nv.k12.wa.us</text:p>
          </table:table-cell>
          <table:table-cell table:number-columns-repeated="2"/>
          <table:table-cell office:value-type="string" calcext:value-type="string">
            <text:p>3326 east badger road</text:p>
          </table:table-cell>
          <table:table-cell/>
          <table:table-cell office:value-type="string" calcext:value-type="string">
            <text:p>everson</text:p>
          </table:table-cell>
          <table:table-cell office:value-type="string" calcext:value-type="string">
            <text:p>wa</text:p>
          </table:table-cell>
          <table:table-cell office:value-type="float" office:value="98247" calcext:value-type="float">
            <text:p>98247</text:p>
          </table:table-cell>
          <table:table-cell office:value-type="string" calcext:value-type="string">
            <text:p>fedc532f-863d-4e39-bbd3-116e9ba9efa9</text:p>
          </table:table-cell>
          <table:table-cell office:value-type="float" office:value="0.585650146007538" calcext:value-type="float">
            <text:p>0.585650146007538</text:p>
          </table:table-cell>
          <table:table-cell office:value-type="string" calcext:value-type="string">
            <text:p>Washington 211</text:p>
          </table:table-cell>
          <table:table-cell table:number-columns-repeated="1011"/>
        </table:table-row>
        <table:table-row table:style-name="ro2">
          <table:table-cell office:value-type="string" calcext:value-type="string">
            <text:p>Nooksack Valley School</text:p>
          </table:table-cell>
          <table:table-cell table:number-columns-repeated="2"/>
          <table:table-cell office:value-type="float" office:value="48.96464" calcext:value-type="float">
            <text:p>48.96464</text:p>
          </table:table-cell>
          <table:table-cell office:value-type="float" office:value="-122.30782" calcext:value-type="float">
            <text:p>-122.30782</text:p>
          </table:table-cell>
          <table:table-cell office:value-type="string" calcext:value-type="string">
            <text:p>3326 e badger rd</text:p>
          </table:table-cell>
          <table:table-cell/>
          <table:table-cell office:value-type="string" calcext:value-type="string">
            <text:p>everson</text:p>
          </table:table-cell>
          <table:table-cell office:value-type="string" calcext:value-type="string">
            <text:p>wa</text:p>
          </table:table-cell>
          <table:table-cell office:value-type="float" office:value="98247" calcext:value-type="float">
            <text:p>98247</text:p>
          </table:table-cell>
          <table:table-cell office:value-type="string" calcext:value-type="string">
            <text:p>fedc532f-863d-4e39-bbd3-116e9ba9efa9</text:p>
          </table:table-cell>
          <table:table-cell office:value-type="float" office:value="0.585650146007538" calcext:value-type="float">
            <text:p>0.585650146007538</text:p>
          </table:table-cell>
          <table:table-cell office:value-type="string" calcext:value-type="string">
            <text:p>WithinReach</text:p>
          </table:table-cell>
          <table:table-cell table:number-columns-repeated="1011"/>
        </table:table-row>
        <table:table-row table:style-name="ro2">
          <table:table-cell office:value-type="string" calcext:value-type="string">
            <text:p>Unity Care Northwest</text:p>
          </table:table-cell>
          <table:table-cell office:value-type="string" calcext:value-type="string">
            <text:p>Offers affordable primary care, dental, behavioral health, and pharmacy services for children and adults in Whatcom County.</text:p>
          </table:table-cell>
          <table:table-cell office:value-type="string" calcext:value-type="string">
            <text:p>http://unitycarenw.org</text:p>
          </table:table-cell>
          <table:table-cell table:number-columns-repeated="2"/>
          <table:table-cell office:value-type="string" calcext:value-type="string">
            <text:p>220 unity stree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fedd3950-e5f1-4fc0-92eb-55c0eca8c870</text:p>
          </table:table-cell>
          <table:table-cell office:value-type="float" office:value="0.42635441535515" calcext:value-type="float">
            <text:p>0.42635441535515</text:p>
          </table:table-cell>
          <table:table-cell office:value-type="string" calcext:value-type="string">
            <text:p>Washington 211</text:p>
          </table:table-cell>
          <table:table-cell table:number-columns-repeated="1011"/>
        </table:table-row>
        <table:table-row table:style-name="ro2">
          <table:table-cell office:value-type="string" calcext:value-type="string">
            <text:p>Unity Care NW (Bellingham Health Center)</text:p>
          </table:table-cell>
          <table:table-cell table:number-columns-repeated="2"/>
          <table:table-cell office:value-type="float" office:value="48.753635" calcext:value-type="float">
            <text:p>48.753635</text:p>
          </table:table-cell>
          <table:table-cell office:value-type="float" office:value="-122.47612" calcext:value-type="float">
            <text:p>-122.47612</text:p>
          </table:table-cell>
          <table:table-cell office:value-type="string" calcext:value-type="string">
            <text:p>220 unity st</text:p>
          </table:table-cell>
          <table:table-cell/>
          <table:table-cell office:value-type="string" calcext:value-type="string">
            <text:p>bellingham</text:p>
          </table:table-cell>
          <table:table-cell office:value-type="string" calcext:value-type="string">
            <text:p>wa</text:p>
          </table:table-cell>
          <table:table-cell office:value-type="float" office:value="98225" calcext:value-type="float">
            <text:p>98225</text:p>
          </table:table-cell>
          <table:table-cell office:value-type="string" calcext:value-type="string">
            <text:p>fedd3950-e5f1-4fc0-92eb-55c0eca8c870</text:p>
          </table:table-cell>
          <table:table-cell office:value-type="float" office:value="0.42635441535515" calcext:value-type="float">
            <text:p>0.42635441535515</text:p>
          </table:table-cell>
          <table:table-cell office:value-type="string" calcext:value-type="string">
            <text:p>WithinReach</text:p>
          </table:table-cell>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3T18:52:05.374414969</dc:date>
    <meta:editing-duration>PT7M40S</meta:editing-duration>
    <meta:editing-cycles>3</meta:editing-cycles>
    <meta:generator>LibreOffice/7.3.6.2$Linux_X86_64 LibreOffice_project/30$Build-2</meta:generator>
    <meta:document-statistic meta:table-count="1" meta:cell-count="621" meta:object-count="0"/>
  </office:meta>
</office:document-meta>
</file>